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e6e6e6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e6e6e6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e6e6e6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e6e6e6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e6e6e6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e6e6e6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e6e6e6" fo:padding="0.0382in" fo:border="0.05pt solid #000000">
        <style:background-image/>
      </style:table-cell-properties>
    </style:style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.5in" fo:margin-right="0.5in" fo:text-indent="0in" style:auto-text-indent="false"/>
    </style:style>
    <style:style style:name="P8" style:family="paragraph" style:parent-style-name="Text_20_body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 Installation</text:p>
      <text:p text:style-name="P3"/>
      <text:p text:style-name="P4"><text:span text:style-name="T1">On Debian and related distributions, there are two packages, </text:span><text:span text:style-name="Source_20_Text"><text:span text:style-name="T2">mysql-client</text:span></text:span><text:span text:style-name="T1"> and </text:span><text:span text:style-name="Source_20_Text"><text:span text:style-name="T2">mysql-server</text:span></text:span><text:span text:style-name="T1">, for the client and server components respectively. You should specify an explicit version, for example </text:span><text:span text:style-name="Source_20_Text"><text:span text:style-name="T2">mysql-client-5.1</text:span></text:span><text:span text:style-name="T1">, to ensure that you install the version of MySQL that you want. </text:span></text:p>
      <text:p text:style-name="Text_20_body"><text:line-break/>To download and install, including any dependencies, use the <text:span text:style-name="Strong_20_Emphasis">apt-get</text:span> command, specifying the packages that you want to install. </text:p>
      <text:p text:style-name="P7"><text:span text:style-name="T3">Note</text:span> </text:p>
      <text:p text:style-name="P7">Before installing, make sure that you update your <text:span text:style-name="Source_20_Text"><text:span text:style-name="T3">apt-get</text:span></text:span> index files to ensure you are downloading the latest available version. </text:p>
      <text:p text:style-name="Text_20_body">A sample installation of the MySQL packages might look like this (some sections trimmed for clarity)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root-shell&gt; <text:span text:style-name="T3">apt-get install mysql-client-5.1 mysql-server-5.1</text:span></text:p>
            <text:p text:style-name="Preformatted_20_Text">Reading package lists... Done</text:p>
            <text:p text:style-name="Preformatted_20_Text">Building dependency tree <text:s text:c="6"/></text:p>
            <text:p text:style-name="Preformatted_20_Text">Reading state information... Done</text:p>
            <text:p text:style-name="Preformatted_20_Text">The following packages were automatically installed and are no longer required:</text:p>
            <text:p text:style-name="Preformatted_20_Text"><text:s text:c="2"/>linux-headers-2.6.28-11 linux-headers-2.6.28-11-generic</text:p>
            <text:p text:style-name="Preformatted_20_Text">Use 'apt-get autoremove' to remove them.</text:p>
            <text:p text:style-name="Preformatted_20_Text">The following extra packages will be installed:</text:p>
            <text:p text:style-name="Preformatted_20_Text"><text:s text:c="2"/>bsd-mailx libdbd-mysql-perl libdbi-perl libhtml-template-perl</text:p>
            <text:p text:style-name="Preformatted_20_Text"><text:s text:c="2"/>libmysqlclient15off libmysqlclient16 libnet-daemon-perl libplrpc-perl mailx</text:p>
            <text:p text:style-name="Preformatted_20_Text"><text:s text:c="2"/>mysql-common postfix</text:p>
            <text:p text:style-name="Preformatted_20_Text">Suggested packages:</text:p>
            <text:p text:style-name="Preformatted_20_Text"><text:s text:c="2"/>dbishell libipc-sharedcache-perl tinyca procmail postfix-mysql postfix-pgsql</text:p>
            <text:p text:style-name="Preformatted_20_Text"><text:s text:c="2"/>postfix-ldap postfix-pcre sasl2-bin resolvconf postfix-cdb</text:p>
            <text:p text:style-name="Preformatted_20_Text">The following NEW packages will be installed</text:p>
            <text:p text:style-name="Preformatted_20_Text"><text:s text:c="2"/>bsd-mailx libdbd-mysql-perl libdbi-perl libhtml-template-perl</text:p>
            <text:p text:style-name="Preformatted_20_Text"><text:s text:c="2"/>libmysqlclient15off libmysqlclient16 libnet-daemon-perl libplrpc-perl mailx</text:p>
            <text:p text:style-name="Preformatted_20_Text"><text:s text:c="2"/>mysql-client-5.1 mysql-common mysql-server-5.1 postfix</text:p>
            <text:p text:style-name="Preformatted_20_Text">0 upgraded, 13 newly installed, 0 to remove and 182 not upgraded.</text:p>
            <text:p text:style-name="Preformatted_20_Text">Need to get 1907kB/25.3MB of archives.</text:p>
            <text:p text:style-name="Preformatted_20_Text">After this operation, 59.5MB of additional disk space will be used.</text:p>
            <text:p text:style-name="Preformatted_20_Text">Do you want to continue [Y/n]? Y</text:p>
            <text:p text:style-name="Preformatted_20_Text">Get: 1 http://gb.archive.ubuntu.com jaunty-updates/main mysql-common 5.1.30really5.0.75-0ubuntu10.5 [63.6kB]</text:p>
            <text:p text:style-name="Preformatted_20_Text">Get: 2 http://gb.archive.ubuntu.com jaunty-updates/main libmysqlclient15off 5.1.30really5.0.75-0ubuntu10.5 [1843kB]</text:p>
            <text:p text:style-name="Preformatted_20_Text">Fetched 1907kB in 9s (205kB/s) <text:s text:c="48"/></text:p>
            <text:p text:style-name="Preformatted_20_Text">Preconfiguring packages ...</text:p>
            <text:p text:style-name="Preformatted_20_Text">Selecting previously deselected package mysql-common.</text:p>
            <text:p text:style-name="Preformatted_20_Text">(Reading database ... 121260 files and directories currently installed.)</text:p>
            <text:p text:style-name="Preformatted_20_Text">...</text:p>
            <text:p text:style-name="Preformatted_20_Text">Processing 1 added doc-base file(s)...</text:p>
            <text:p text:style-name="Preformatted_20_Text">Registering documents with scrollkeeper...</text:p>
            <text:p text:style-name="Preformatted_20_Text">Setting up libnet-daemon-perl (0.43-1) ...</text:p>
            <text:p text:style-name="Preformatted_20_Text">Setting up libplrpc-perl (0.2020-1) ...</text:p>
            <text:p text:style-name="Preformatted_20_Text">Setting up libdbi-perl (1.607-1) ...</text:p>
            <text:p text:style-name="Preformatted_20_Text">Setting up libmysqlclient15off (5.1.30really5.0.75-0ubuntu10.5) ...</text:p>
            <text:p text:style-name="Preformatted_20_Text"/>
            <text:p text:style-name="Preformatted_20_Text">Setting up libdbd-mysql-perl (4.008-1) ...</text:p>
            <text:p text:style-name="Preformatted_20_Text"><text:soft-page-break/>Setting up libmysqlclient16 (5.1.31-1ubuntu2) ...</text:p>
            <text:p text:style-name="Preformatted_20_Text"/>
            <text:p text:style-name="Preformatted_20_Text">Setting up mysql-client-5.1 (5.1.31-1ubuntu2) ...</text:p>
            <text:p text:style-name="Preformatted_20_Text"/>
            <text:p text:style-name="Preformatted_20_Text">Setting up mysql-server-5.1 (5.1.31-1ubuntu2) ...</text:p>
            <text:p text:style-name="Preformatted_20_Text"><text:s/>* Stopping MySQL database server mysqld</text:p>
            <text:p text:style-name="Preformatted_20_Text"><text:s text:c="3"/>...done.</text:p>
            <text:p text:style-name="Preformatted_20_Text">100825 11:46:15 <text:s/>InnoDB: Started; log sequence number 0 46409</text:p>
            <text:p text:style-name="Preformatted_20_Text">100825 11:46:15 <text:s/>InnoDB: Starting shutdown...</text:p>
            <text:p text:style-name="Preformatted_20_Text">100825 11:46:17 <text:s/>InnoDB: Shutdown completed; log sequence number 0 46409</text:p>
            <text:p text:style-name="Preformatted_20_Text">100825 11:46:17 [Warning] Forcing shutdown of 1 plugins</text:p>
            <text:p text:style-name="Preformatted_20_Text"><text:s/>* Starting MySQL database server mysqld</text:p>
            <text:p text:style-name="Preformatted_20_Text"><text:s text:c="3"/>...done.</text:p>
            <text:p text:style-name="Preformatted_20_Text"><text:s/>* Checking for corrupt, not cleanly closed and upgrade needing tables.</text:p>
            <text:p text:style-name="Preformatted_20_Text">...</text:p>
            <text:p text:style-name="Preformatted_20_Text">Processing triggers for libc6 ...</text:p>
            <text:p text:style-name="P1">ldconfig deferred processing now taking place</text:p>
          </table:table-cell>
        </table:table-row>
      </table:table>
      <text:p text:style-name="Text_20_body"/>
      <text:p text:style-name="P7">Note </text:p>
      <text:p text:style-name="P7">The <text:span text:style-name="Strong_20_Emphasis">apt-get</text:span> command will install a number of packages, including the MySQL server, in order to provide the typical tools and application environment. This can mean that you install a large number of packages in addition to the main MySQL package. </text:p>
      <text:p text:style-name="Text_20_body">During installation, the initial database will be created, and you will be prompted for the MySQL <text:span text:style-name="T3">root</text:span> <text:span text:style-name="T3">password</text:span> (and confirmation). A configuration file will have been created in <text:span text:style-name="Source_20_Text"><text:span text:style-name="T3">/etc/mysql/my.cnf</text:span></text:span>. An init script will have been created in <text:span text:style-name="Source_20_Text"><text:span text:style-name="T3">/etc/init.d/mysql</text:span></text:span><text:span text:style-name="T3">. </text:span></text:p>
      <text:p text:style-name="P5"/>
      <text:p text:style-name="P5">Start and Stop MySQL</text:p>
      <text:p text:style-name="Text_20_body">The server will already be started. You can manually start and stop the server using: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root-shell&gt; <text:span text:style-name="T3">service mysql [start|stop]</text:span></text:p>
          </table:table-cell>
        </table:table-row>
      </table:table>
      <text:p text:style-name="P1"/>
      <text:p text:style-name="Text_20_body">The service will automatically be added to the 2, 3 and 4 run levels, with stop scripts in the single, shutdown and restart levels. </text:p>
      <text:p text:style-name="Text_20_body"/>
      <text:p text:style-name="Text_20_body"/>
      <text:p text:style-name="P8">Adding Users to MySQL</text:p>
      <text:p text:style-name="Text_20_body"/>
      <text:p text:style-name="Text_20_body">In order to be able to use a database, one needs to create: a new database, give access permission to the database server to a database user and finally grant all right to that specific database to this user.</text:p>
      <text:p text:style-name="Text_20_body">This tutorial will explain how to create a new database and give a user the appropriate grant permissions.</text:p>
      <text:p text:style-name="Text_20_body"><text:bookmark text:name="more-502"/>For the purpose of this tutorial, I will explain how to create a database and user, <text:span text:style-name="Strong_20_Emphasis">Training / hosorioi</text:span>. In order to index its training collection, Training session use a mysql backend.<text:line-break/><text:line-break/>The requirement for this set up is to have access to a database. We are going to create a database called <text:span text:style-name="Emphasis"><text:span text:style-name="T3">TRAINING</text:span></text:span> which will be accessible from <text:span text:style-name="Emphasis"><text:span text:style-name="T3">localhost</text:span></text:span> to user <text:span text:style-name="Emphasis"><text:span text:style-name="T3">hosorioi</text:span></text:span> idetified by the password <text:span text:style-name="T3">password</text:span></text:p>
      <text:p text:style-name="Text_20_body"/>
      <text:p text:style-name="Text_20_body">On a default settings, <text:span text:style-name="Strong_20_Emphasis">mysql</text:span> root user do not need a password to authenticate from localhost. In this case, ou can login as root on your mysql server using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ext_20_body">$ mysql -u root</text:p>
          </table:table-cell>
        </table:table-row>
      </table:table>
      <text:p text:style-name="Text_20_body"/>
      <text:p text:style-name="Text_20_body">If a password is required, use the extra switch <text:span text:style-name="Emphasis">-p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ext_20_body">$ mysql -u root -p<text:line-break/>Enter password:</text:p>
          </table:table-cell>
        </table:table-row>
      </table:table>
      <text:p text:style-name="Text_20_body"/>
      <text:p text:style-name="Text_20_body">Now that you are logged in, we create a databas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ext_20_body">mysql&gt; create database <text:span text:style-name="T3">TRAINING</text:span>;<text:line-break/>Query OK, 1 row affected (0.00 sec)</text:p>
          </table:table-cell>
        </table:table-row>
      </table:table>
      <text:p text:style-name="Text_20_body"/>
      <text:p text:style-name="Text_20_body">We allow user <text:span text:style-name="T3">hosorioi</text:span> to connect to the server from <text:span text:style-name="T3">localhost </text:span>using the password <text:span text:style-name="Emphasis"><text:span text:style-name="T3">password</text:span></text:span>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ext_20_body">mysql&gt; grant usage on <text:span text:style-name="T3">TRAINING</text:span>.* to <text:span text:style-name="T3">hosorioi</text:span>@<text:span text:style-name="T3">localhost</text:span> identified by ‘<text:span text:style-name="T3">password</text:span>’;<text:line-break/>Query OK, 0 rows affected (0.00 sec)</text:p>
          </table:table-cell>
        </table:table-row>
      </table:table>
      <text:p text:style-name="Text_20_body"/>
      <text:p text:style-name="Text_20_body">And finally we grant all privileges on the amarok database to this user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ext_20_body">mysql&gt; grant all privileges on <text:span text:style-name="T3">TRAINING</text:span>.* to <text:span text:style-name="T3">hosorioi</text:span>@<text:span text:style-name="T3">localhost</text:span> ;<text:line-break/>Query OK, 0 rows affected (0.00 sec)</text:p>
          </table:table-cell>
        </table:table-row>
      </table:table>
      <text:p text:style-name="Text_20_body"/>
      <text:p text:style-name="P6">Flush Privilege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ext_20_body">mysql&gt; flush privileges<text:line-break/>Query OK, 0 rows affected (0.02 sec)</text:p>
          </table:table-cell>
        </table:table-row>
      </table:table>
      <text:p text:style-name="Text_20_body"><text:soft-page-break/></text:p>
      <text:p text:style-name="Text_20_body"/>
      <text:p text:style-name="Text_20_body">And that’s it. You can now check that you can connect to the MySQL server using this command:</text:p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ext_20_body">$ mysql -u hosorioi -p’<text:span text:style-name="T3">password</text:span>’ <text:span text:style-name="T3">TRAINING</text:span><text:line-break/>Your MySQL connection id is 12<text:line-break/>Server version: 5.0.38-Ubuntu_0ubuntu1-log Ubuntu 7.04 distribution<text:line-break/> <text:line-break/> <text:line-break/>Type ‘help;’ or ‘\h’ for help. Type ‘\c’ to clear the buffer.<text:line-break/> <text:line-break/> <text:line-break/>mysql&gt;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00:13</meta:creation-date>
    <dc:date>2013-08-13T17:56:01</dc:date>
    <meta:editing-duration>PT9M25S</meta:editing-duration>
    <meta:editing-cycles>2</meta:editing-cycles>
    <meta:generator>LibreOffice/3.5$Linux_X86_64 LibreOffice_project/350m1$Build-2</meta:generator>
    <meta:document-statistic meta:table-count="9" meta:image-count="0" meta:object-count="0" meta:page-count="4" meta:paragraph-count="82" meta:word-count="824" meta:character-count="5850" meta:non-whitespace-character-count="5002"/>
  </office:meta>
</office:document-meta>
</file>